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553cm" fo:margin-left="0cm" fo:margin-right="0.254cm" table:align="margins"/>
    </style:style>
    <style:style style:name="Таблица1.A" style:family="table-column">
      <style:table-column-properties style:column-width="9.751cm" style:rel-column-width="34442*"/>
    </style:style>
    <style:style style:name="Таблица1.B" style:family="table-column">
      <style:table-column-properties style:column-width="8.802cm" style:rel-column-width="31093*"/>
    </style:style>
    <style:style style:name="Таблица1.A1" style:family="table-cell">
      <style:table-cell-properties fo:padding="0.097cm" fo:border-left="none" fo:border-right="none" fo:border-top="none" fo:border-bottom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1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6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7" style:family="paragraph" style:parent-style-name="Text_20_body">
      <style:text-properties style:font-name="Cambria" fo:language="en" fo:country="US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2" style:family="paragraph" style:parent-style-name="Text_20_body" style:list-style-name="L3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4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5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3" style:font-weight-asian="bold" style:font-name-complex="Times New Roman3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7" style:family="text">
      <style:text-properties fo:language="ru" fo:country="RU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1"><draw:image xlink:href="../images/0023.png" xlink:type="simple" xlink:show="embed" xlink:actuate="onLoad"/></draw:frame></text:p>
          </table:table-cell>
          <table:table-cell table:style-name="Table1.B1" office:value-type="string">
            <text:h text:style-name="P8" text:outline-level="1">Выборка из вектор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671cm" svg:height="1.769cm" draw:z-index="0"><draw:image xlink:href="../images/002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выборку элементов из входного векторного сигнала в соответствии с заданным <text:span text:style-name="T1">типом выборки</text:span>.</text:p>
            <text:p text:style-name="P4"><text:span text:style-name="T14">Свойства</text:span><text:span text:style-name="T12">:</text:span></text:p>
            <text:list xml:id="list1166823837086733213" text:style-name="L1">
              <text:list-item>
                <text:p text:style-name="P11">Тип выборки:</text:p>
              </text:list-item>
            </text:list>
            <text:list xml:id="list424276063127402195" text:style-name="L2">
              <text:list-item>
                <text:p text:style-name="P14">Ручная.</text:p>
              </text:list-item>
              <text:list-item>
                <text:p text:style-name="P14">Четные элементы.</text:p>
              </text:list-item>
              <text:list-item>
                <text:p text:style-name="P14">Нечетные элементы.</text:p>
              </text:list-item>
              <text:list-item>
                <text:p text:style-name="P15"><text:span text:style-name="T16">Первые </text:span><text:span text:style-name="T5">N </text:span><text:span text:style-name="T16">элементов.</text:span></text:p>
              </text:list-item>
              <text:list-item>
                <text:p text:style-name="P15"><text:span text:style-name="T16">Последние </text:span><text:span text:style-name="T5">N </text:span><text:span text:style-name="T16">элементов.</text:span></text:p>
              </text:list-item>
              <text:list-item>
                <text:p text:style-name="P14">В обратном порядке.</text:p>
              </text:list-item>
              <text:list-item>
                <text:p text:style-name="P14">По возрастанию.</text:p>
              </text:list-item>
              <text:list-item>
                <text:p text:style-name="P14">По убыванию.</text:p>
              </text:list-item>
            </text:list>
            <text:list xml:id="list34650185" text:continue-list="list1166823837086733213" text:style-name="L1">
              <text:list-item>
                <text:p text:style-name="P13"><text:span text:style-name="T16">Номера элементов </text:span><text:span text:style-name="T5">(</text:span><text:span text:style-name="T16">ручная выборка) – номера элементов для типа выборки </text:span><text:span text:style-name="T17">Ручная</text:span><text:span text:style-name="T16">.</text:span></text:p>
              </text:list-item>
              <text:list-item>
                <text:p text:style-name="P13"><text:span text:style-name="T16">Параметр </text:span><text:span text:style-name="T5">N </text:span><text:span text:style-name="T16">– количество элементов для типов выборки </text:span><text:span text:style-name="T17">Первые </text:span><text:span text:style-name="T6">N </text:span><text:span text:style-name="T17">элементов</text:span><text:span text:style-name="T16"> и </text:span><text:span text:style-name="T17">Последние </text:span><text:span text:style-name="T6">N </text:span><text:span text:style-name="T17">элементов</text:span><text:span text:style-name="T5">.</text:span></text:p>
              </text:list-item>
            </text:list>
            <text:p text:style-name="P3"><text:span text:style-name="T11">Примеры</text:span> заполнения диалогового окна свойств блока:</text:p>
            <text:p text:style-name="P3">Предположим, что на вход блока подан векторный сигнал, содержащий <text:span text:style-name="T13">5</text:span> <text:span text:style-name="T1">постоянных</text:span> (по времени) сигнала: <text:span text:style-name="T13">3</text:span>, <text:span text:style-name="T13">5</text:span>, <text:span text:style-name="T13">2</text:span>, <text:span text:style-name="T13">6</text:span> и <text:span text:style-name="T13">1</text:span>.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3">Ручная выборка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Ручная<text:soft-page-break/>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7">[2,3,5]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3-х «жильный» вектор с сигналами <text:span text:style-name="T13">5</text:span>, <text:span text:style-name="T13">2</text:span> и <text:span text:style-name="T13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13">Четные элементы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Четные элементы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2-х «жильный» вектор с сигналами <text:span text:style-name="T13">5</text:span> и <text:span text:style-name="T13">6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13">Последние </text:span><text:span text:style-name="T4">N </text:span><text:span text:style-name="T13">элементо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Последние <text:span text:style-name="T3">N</text:span>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17" office:value-type="float" office:value="3">
                  <text:p text:style-name="P7">3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3-х «жильный» вектор с сигналами <text:span text:style-name="T4">2</text:span>, <text:span text:style-name="T4">6</text:span> и <text:span text:style-name="T13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13">Обратный порядок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В обратном порядке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5">На выходе блока имеем 5-ти «жильный» вектор с сигналами <text:span text:style-name="T13">1</text:span>, <text:span text:style-name="T13">6</text:span>, <text:span text:style-name="T4">2</text:span>, <text:span text:style-name="T13">5</text:span> и <text:span text:style-name="T13">3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5"><text:span text:style-name="T13">По возрастанию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По возрастанию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5">На выходе блока имеем 5-ти «жильный» вектор с сигналами <text:span text:style-name="T13">1</text:span>, <text:span text:style-name="T13">2</text:span>, <text:span text:style-name="T13">3</text:span>, <text:span text:style-name="T13">5</text:span> и <text:span text:style-name="T13">6</text:span>.</text:p>
                </table:table-cell>
                <table:covered-table-cell/>
              </table:table-row>
            </table:table>
            <text:p text:style-name="P2"><text:soft-page-break/><text:span text:style-name="T13">Примечание</text:span>:</text:p>
            <text:list xml:id="list9004810509232987259" text:style-name="L3">
              <text:list-item>
                <text:p text:style-name="P12"><text:span text:style-name="T8">Именованные свойства </text:span><text:span text:style-name="T15">могут быть заданы </text:span><text:span text:style-name="T8">как </text:span><text:span text:style-name="T7">локальные</text:span><text:span text:style-name="T8"> переменные модели (субмодели) во вкладке </text:span><text:span text:style-name="T7">Параметры,</text:span><text:span text:style-name="T8"> как </text:span><text:span text:style-name="T7">глобальные</text:span><text:span text:style-name="T8"> сигналы проекта при помощи пункта главного меню </text:span><text:span text:style-name="T2">Сервис</text:span><text:span text:style-name="T8"> </text:span><text:span text:style-name="T9">→</text:span><text:span text:style-name="T10"> </text:span><text:span text:style-name="T6">Сигналы,</text:span><text:span text:style-name="T8"> </text:span><text:span text:style-name="T15">или как </text:span><text:span text:style-name="T2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борка из вектора</dc:title>
    <dc:date>2016-04-07T14:46:13.97</dc:date>
    <meta:generator>OpenOffice/4.1.1$Win32 OpenOffice.org_project/411m6$Build-9775</meta:generator>
    <meta:editing-duration>PT13H27M12S</meta:editing-duration>
    <meta:editing-cycles>102</meta:editing-cycles>
    <meta:document-statistic meta:table-count="2" meta:image-count="2" meta:object-count="0" meta:page-count="3" meta:paragraph-count="73" meta:word-count="304" meta:character-count="1863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